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_20_スライド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タイトル_20_スライド-notes">
      <style:graphic-properties draw:fill-color="#ffffff" fo:min-height="13.365cm"/>
    </style:style>
    <style:style style:name="pr4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タイトルとコンテンツ-notes">
      <style:graphic-properties draw:fill-color="#ffffff" fo:min-height="13.365cm"/>
    </style:style>
    <style:style style:name="pr7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1.43cm" style:use-optimal-column-width="false"/>
    </style:style>
    <style:style style:name="co2" style:family="table-column">
      <style:table-column-properties style:column-width="2.028cm" style:use-optimal-column-width="false"/>
    </style:style>
    <style:style style:name="co3" style:family="table-column">
      <style:table-column-properties style:column-width="0.8cm" style:use-optimal-column-width="false"/>
    </style:style>
    <style:style style:name="co4" style:family="table-column">
      <style:table-column-properties style:column-width="1.8cm" style:use-optimal-column-width="false"/>
    </style:style>
    <style:style style:name="co5" style:family="table-column">
      <style:table-column-properties style:column-width="15.031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5.631cm"/>
    </style:style>
    <style:style style:name="ro3" style:family="table-row">
      <style:table-row-properties style:row-height="4.267cm"/>
    </style:style>
    <style:style style:name="ro4" style:family="table-row">
      <style:table-row-properties style:row-height="1.368cm"/>
    </style:style>
    <style:style style:name="ce1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deacc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eef5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5b6973" style:text-line-through-style="none" style:text-line-through-type="none" style:text-position="0% 100%" style:font-name="メイリオ1" fo:font-size="28pt" fo:letter-spacing="-0.034cm" fo:font-style="normal" style:text-underline-style="none" fo:font-weight="normal" style:font-name-asian="メイリオ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メイリオ1" fo:font-size="22pt" fo:letter-spacing="normal" fo:font-style="normal" style:text-underline-style="none" fo:font-weight="normal" style:font-name-asian="メイリオ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72951a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メイリオ1" fo:font-size="18pt" fo:letter-spacing="normal" fo:font-style="normal" style:text-underline-style="none" fo:font-weight="bold" style:font-name-asian="メイリオ1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b69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8c723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8c723" fo:font-size="8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タイトル 3" presentation:style-name="pr1" draw:text-style-name="P2" draw:layer="layout" svg:width="21.801cm" svg:height="6.238cm" svg:x="1.905cm" svg:y="2.924cm" presentation:class="title" presentation:user-transformed="true">
          <draw:text-box>
            <text:p text:style-name="P1"><text:span text:style-name="T1">○○</text:span><text:span text:style-name="T1">アプリの</text:span><text:span text:style-name="T1"><text:line-break/></text:span><text:span text:style-name="T1">インセプションデッキ</text:span><text:span text:style-name="T1"><text:line-break/></text:span><text:span text:style-name="T2">バージョン○</text:span></text:p>
          </draw:text-box>
        </draw:frame>
        <draw:frame draw:name="サブタイトル 4" presentation:style-name="pr2" draw:text-style-name="P6" draw:layer="layout" svg:width="17.779cm" svg:height="8.188cm" svg:x="1.905cm" svg:y="9.737cm" presentation:class="subtitle" presentation:user-transformed="true">
          <draw:text-box>
            <text:list text:style-name="L2">
              <text:list-item>
                <text:p text:style-name="P3"><text:span text:style-name="T3">チーム　</text:span><text:span text:style-name="T3">2</text:span></text:p>
              </text:list-item>
              <text:list-item>
                <text:p text:style-name="P3"><text:span text:style-name="T3">作成日　</text:span><text:span text:style-name="T3">2017</text:span><text:span text:style-name="T3">年</text:span><text:span text:style-name="T3">4</text:span><text:span text:style-name="T3">月○日</text:span></text:p>
              </text:list-item>
              <text:list-item>
                <text:p text:style-name="P3"><text:span text:style-name="T3">メンバ</text:span><text:span text:style-name="T3">: </text:span></text:p>
              </text:list-item>
            </text:list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我われはなぜここにいるのか？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我われはなぜここにいるのか？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user-transformed="true">
          <draw:text-box>
            <text:list text:style-name="L5">
              <text:list-item>
                <text:p>単位をとるため</text:p>
              </text:list-item>
              <text:list-item>
                <text:p>医療現場で使えるソフトウェアを開発するため</text:p>
              </text:list-item>
              <text:list-item>
                <text:p>何か一つ（医療に従事する人にとって）役に立つ機能を付け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エレベータピッチ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エレベータピッチ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user-transformed="true">
          <draw:text-box>
            <text:list text:style-name="L6">
              <text:list-item>
                <text:p text:style-name="P3"><text:span text:style-name="T7">[</text:span><text:span text:style-name="T7">潜在的なニーズを満たしたり、抱えている課題を解決したり</text:span><text:span text:style-name="T7">]</text:span><text:span text:style-name="T8">したい</text:span></text:p>
              </text:list-item>
              <text:list-item>
                <text:p text:style-name="P3"><text:span text:style-name="T7">[</text:span><text:span text:style-name="T7">対象顧客</text:span><text:span text:style-name="T7">]</text:span><text:span text:style-name="T8">向けの、</text:span></text:p>
              </text:list-item>
              <text:list-item>
                <text:p text:style-name="P3"><text:span text:style-name="T7">[</text:span><text:span text:style-name="T7">プロダクト名</text:span><text:span text:style-name="T7">]</text:span><text:span text:style-name="T8">というプロダクトは、</text:span></text:p>
              </text:list-item>
              <text:list-item>
                <text:p text:style-name="P3"><text:span text:style-name="T7">[</text:span><text:span text:style-name="T7">プロダクトのカテゴリー</text:span><text:span text:style-name="T7">]</text:span><text:span text:style-name="T8">である。</text:span></text:p>
              </text:list-item>
              <text:list-item>
                <text:p text:style-name="P3"><text:span text:style-name="T8">これは</text:span><text:span text:style-name="T7">[</text:span><text:span text:style-name="T7">重要な利点、対価に見合う説得力のある理由</text:span><text:span text:style-name="T7">]</text:span><text:span text:style-name="T8">ができ、</text:span></text:p>
              </text:list-item>
              <text:list-item>
                <text:p text:style-name="P3"><text:span text:style-name="T7">[</text:span><text:span text:style-name="T7">代替手段の最右翼</text:span><text:span text:style-name="T7">]</text:span><text:span text:style-name="T8">とは違って、</text:span></text:p>
              </text:list-item>
              <text:list-item>
                <text:p text:style-name="P3"><text:span text:style-name="T7">[</text:span><text:span text:style-name="T7">差別化の決定的な特徴</text:span><text:span text:style-name="T7">]</text:span><text:span text:style-name="T8">が備わっている。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パッケージデザイン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パッケージデザイン</text:span></text:p>
          </draw:text-box>
        </draw:frame>
        <draw:frame draw:name="コンテンツ プレースホルダー 3" presentation:style-name="pr5" draw:text-style-name="P6" draw:layer="layout" svg:width="22.859cm" svg:height="13.546cm" svg:x="1.27cm" svg:y="4.445cm" presentation:class="outline" presentation:user-transformed="true">
          <draw:text-box>
            <text:list text:style-name="L6">
              <text:list-item>
                <text:p text:style-name="P3"><text:span text:style-name="T8">プロダクト名</text:span></text:p>
              </text:list-item>
              <text:list-item>
                <text:p text:style-name="P3"><text:span text:style-name="T8">素敵な画像や写真</text:span></text:p>
              </text:list-item>
              <text:list-item>
                <text:p text:style-name="P3"><text:span text:style-name="T8">最高のキャッチコピー</text:span></text:p>
              </text:list-item>
              <text:list-item>
                <text:p text:style-name="P3"><text:span text:style-name="T8">ユーザへのアピール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9">その</text:span><text:span text:style-name="T9">1</text:span></text:p>
                  </text:list-item>
                  <text:list-item>
                    <text:p text:style-name="P8"><text:span text:style-name="T9">その</text:span><text:span text:style-name="T9">2</text:span></text:p>
                  </text:list-item>
                  <text:list-item>
                    <text:p text:style-name="P8"><text:span text:style-name="T9">その</text:span><text:span text:style-name="T9"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やること／やらないことリスト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やること／やらないことリスト</text:span></text:p>
          </draw:text-box>
        </draw:frame>
        <draw:frame draw:name="コンテンツ プレースホルダー 3" draw:style-name="standard" draw:layer="layout" svg:width="22.859cm" svg:height="12.393cm" svg:x="1.27cm" svg:y="4.44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10">やる</text:span></text:p>
              </table:table-cell>
              <table:table-cell>
                <text:p text:style-name="P9"><text:span text:style-name="T10">やらない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1">
              <table:table-cell table:style-name="ce3" table:number-columns-spanned="2">
                <text:p text:style-name="P9"><text:span text:style-name="T10">あとで決める</text:span></text:p>
              </table:table-cell>
              <table:covered-table-cell table:style-name="ce4"/>
            </table:table-row>
            <table:table-row table:style-name="ro3">
              <table:table-cell table:style-name="ce2" table:number-columns-spanned="2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コミュニティ" draw:style-name="dp1" draw:master-page-name="タイトルとコンテンツ" presentation:presentation-page-layout-name="AL2T11">
        <draw:frame draw:name="タイトル 1" presentation:style-name="pr7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プロジェクトコミュニティ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解決案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解決案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のリスク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プロジェクトのリスク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タイムライン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タイムライン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トレードオフスライダー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トレードオフスライダー</text:span></text:p>
          </draw:text-box>
        </draw:frame>
        <draw:frame draw:name="コンテンツ プレースホルダー 3" draw:style-name="standard" draw:layer="layout" svg:width="22.858cm" svg:height="13.679cm" svg:x="1.27cm" svg:y="4.445cm">
          <table:table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1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9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9"><text:span text:style-name="T11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9"><text:span text:style-name="T11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9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9"><text:span text:style-name="T11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9"><text:span text:style-name="T11">MAX</text:span></text:p>
              </table:table-cell>
              <table:table-cell/>
              <table:table-cell/>
              <table:table-cell/>
              <table:table-cell table:style-name="ce3"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9"><text:span text:style-name="T11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9"><text:span text:style-name="T11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9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9"><text:span text:style-name="T11">MIN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何がどれだけ必要なのか" draw:style-name="dp1" draw:master-page-name="タイトルとコンテンツ" presentation:presentation-page-layout-name="AL2T11">
        <draw:frame draw:name="タイトル 1" presentation:style-name="pr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6">何がどれだけ必要なのか</text:span></text:p>
          </draw:text-box>
        </draw:frame>
        <draw:frame draw:name="コンテンツ プレースホルダー 2" presentation:style-name="pr5" draw:text-style-name="P6" draw:layer="layout" svg:width="22.859cm" svg:height="13.546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4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8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6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4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cm" fo:margin-bottom="0.1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cm" fo:margin-bottom="0.1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cm" fo:margin-bottom="0.1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cm" fo:margin-bottom="0.1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cm" fo:margin-bottom="0.1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8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4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8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6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4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8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8c723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5b697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メイリオ1" fo:font-size="12pt" fo:letter-spacing="normal" fo:font-style="normal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メイリオ1" fo:font-size="14pt" fo:letter-spacing="normal" fo:font-style="normal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メイリオ1" fo:font-size="16pt" fo:letter-spacing="normal" fo:font-style="normal" style:text-underline-style="none" fo:font-weight="normal" style:font-name-asian="メイリオ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メイリオ1" fo:font-size="14pt" fo:letter-spacing="normal" fo:font-style="normal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b69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8c72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タイトル_20_スライド" style:display-name="タイトル スライド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801cm" svg:height="5.352cm" svg:x="1.905cm" svg:y="3.81cm" presentation:class="title" presentation:user-transformed="true">
        <draw:text-box>
          <text:p text:style-name="MP4"><text:span text:style-name="MT1">タイトルテキストの書式を編集するにはクリックします。マスター タイトルの書式設定</text:span></text:p>
        </draw:text-box>
      </draw:frame>
      <draw:frame draw:name="Date Placeholder 3" presentation:style-name="Mpr2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7-04-17">4/17/17</text:date>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番号&gt;</text:page-number></text:span></text:p>
        </draw:text-box>
      </draw:frame>
      <draw:line draw:name="Straight Connector 7" draw:style-name="Mgr5" draw:text-style-name="MP9" draw:layer="backgroundobjects" svg:x1="1.905cm" svg:y1="9.44cm" svg:x2="23.706cm" svg:y2="9.444cm">
        <text:p/>
      </draw:lin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タイトルとコンテンツ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2.751cm" svg:x="1.27cm" svg:y="1.482cm" presentation:class="title" presentation:user-transformed="true">
        <draw:text-box>
          <text:p text:style-name="MP10"><text:span text:style-name="MT4">タイトルテキストの書式を編集するにはクリックします。マスター タイトルの書式設定</text:span></text:p>
        </draw:text-box>
      </draw:frame>
      <draw:frame draw:name="Content Placeholder 2" presentation:style-name="Mpr6" draw:text-style-name="MP18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2"><text:span text:style-name="MT5">アウトラインテキストの書式を編集するにはクリックします。</text:span></text:p>
              <text:list>
                <text:list-item>
                  <text:p text:style-name="MP12"><text:span text:style-name="MT5">2</text:span><text:span text:style-name="MT5">レベル目のアウトライン</text:span></text:p>
                  <text:list>
                    <text:list-item>
                      <text:p text:style-name="MP12"><text:span text:style-name="MT5">3</text:span><text:span text:style-name="MT5">レベル目のアウトライン</text:span></text:p>
                      <text:list>
                        <text:list-item>
                          <text:p text:style-name="MP12"><text:span text:style-name="MT5">4</text:span><text:span text:style-name="MT5">レベル目のアウトライン</text:span></text:p>
                          <text:list>
                            <text:list-item>
                              <text:p text:style-name="MP12"><text:span text:style-name="MT5">5</text:span><text:span text:style-name="MT5">レベル目のアウトライン</text:span></text:p>
                              <text:list>
                                <text:list-item>
                                  <text:p text:style-name="MP12"><text:span text:style-name="MT5">6</text:span><text:span text:style-name="MT5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7</text:span><text:span text:style-name="MT5">レベル目のアウトライン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7-04-17">4/17/17</text:date>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システム名</dc:title>
    <meta:initial-creator>島根大学総合理工学部</meta:initial-creator>
    <meta:editing-cycles>19</meta:editing-cycles>
    <meta:creation-date>2013-06-04T01:23:29</meta:creation-date>
    <dc:date>2017-04-17T16:04:04.502340717</dc:date>
    <meta:editing-duration>PT1M43S</meta:editing-duration>
    <meta:generator>LibreOffice/4.2.8.2$Linux_X86_64 LibreOffice_project/420m0$Build-2</meta:generator>
    <meta:document-statistic meta:object-count="81"/>
    <meta:user-defined meta:name="AppVersion">16.0000</meta:user-defined>
    <meta:user-defined meta:name="Company">島根大学総合理工学部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Clarity" xlink:href=""/>
  </office:meta>
</office:document-meta>
</file>